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Heading_20_1">
      <style:text-properties officeooo:rsid="012fb33f"/>
    </style:style>
    <style:style style:name="P278" style:family="paragraph" style:parent-style-name="Text_20_body">
      <style:text-properties officeooo:rsid="012fb33f" officeooo:paragraph-rsid="012fb33f"/>
    </style:style>
    <style:style style:name="P279" style:family="paragraph" style:parent-style-name="Text_20_body">
      <style:text-properties officeooo:rsid="01337880" officeooo:paragraph-rsid="01337880"/>
    </style:style>
    <style:style style:name="P280" style:family="paragraph" style:parent-style-name="Text_20_body">
      <style:text-properties officeooo:rsid="01337c0a" officeooo:paragraph-rsid="01337c0a"/>
    </style:style>
    <style:style style:name="P281" style:family="paragraph" style:parent-style-name="Text_20_body">
      <style:text-properties officeooo:rsid="0134fd14" officeooo:paragraph-rsid="0134fd14"/>
    </style:style>
    <style:style style:name="P282" style:family="paragraph" style:parent-style-name="Text_20_body">
      <style:text-properties officeooo:rsid="0139d601" officeooo:paragraph-rsid="0139d601"/>
    </style:style>
    <style:style style:name="P283" style:family="paragraph" style:parent-style-name="Text_20_body">
      <style:text-properties officeooo:rsid="013b8acd" officeooo:paragraph-rsid="013b8acd"/>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864451541"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2207464161970"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4247749752"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52207464161970"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4247749752"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6">☐ Manual TopLevel XML comments? Check during main Themes loop</text:p>
      <text:p text:style-name="P276">☐ <text:span text:style-name="T187">Enable themes loop</text:span></text:p>
      <text:h text:style-name="P277" text:outline-level="1"><text:bookmark-start text:name="__RefHeading___Toc2798_3497425744"/>2025-May-19<text:tab/>ConfigUpdater<text:bookmark-end text:name="__RefHeading___Toc2798_3497425744"/></text:h>
      <text:p text:style-name="P278">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79">Start populating the top of _updateLangs() to read the documents and get the &lt;Languages&gt; element from both; next, do the if-isIntermediateSorted … which will mean I need the _sortLanguagesByName, similar to _sortLexerTypesByName(). <text:s/></text:p>
      <text:p text:style-name="P280">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1">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2">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3">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4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19T15:22:06.139261800</dc:date>
    <meta:editing-duration>P6DT15H34M32S</meta:editing-duration>
    <meta:editing-cycles>311</meta:editing-cycles>
    <meta:generator>LibreOffice/25.2.2.2$Windows_X86_64 LibreOffice_project/7370d4be9e3cf6031a51beef54ff3bda878e3fac</meta:generator>
    <meta:document-statistic meta:table-count="1" meta:image-count="3" meta:object-count="0" meta:page-count="43" meta:paragraph-count="643" meta:word-count="13816" meta:character-count="85785" meta:non-whitespace-character-count="71830"/>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